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'm starting to get bored of this game.</text:p>
          </table:table-cell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've been going round and round for
half an hour〜! Eheheheh!</text:p>
          </table:table-cell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en let's take a break! All things in
moderation!</text:p>
          </table:table-cell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, perhaps I shall take a nap.</text:p>
          </table:table-cell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 office:value-type="string">
            <text:p>Blanche, I leave the rest to you!</text:p>
          </table:table-cell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Okaaaaay〜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 office:value-type="string">
            <text:p>I was just thinking...
I could use a break, myself〜...</text:p>
          </table:table-cell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can do〜! I can't release you without
Carat-sama's say so〜! Eheh! Eheh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 office:value-type="string">
            <text:p>Y... You can't be...!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Aaagh... I've gotta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 office:value-type="string">
            <text:p>(Things are gonna get really bad at this
rate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